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271in" style:rel-column-width="471*"/>
    </style:style>
    <style:style style:name="Table1.B" style:family="table-column">
      <style:table-column-properties style:column-width="3.3389in" style:rel-column-width="4808*"/>
    </style:style>
    <style:style style:name="Table1.C" style:family="table-column">
      <style:table-column-properties style:column-width="1.5222in" style:rel-column-width="2192*"/>
    </style:style>
    <style:style style:name="Table1.D" style:family="table-column">
      <style:table-column-properties style:column-width="1.7368in" style:rel-column-width="25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y Madsen</text:p>
      <text:p text:style-name="Standard">ECEN 324</text:p>
      <text:p text:style-name="Standard">3/11/2014</text:p>
      <text:p text:style-name="Standard"/>
      <text:p text:style-name="Standard">HW # 8 / 6.25, 324-4, 324-5</text:p>
      <text:p text:style-name="Standard"/>
      <text:p text:style-name="Standard">6.25:</text:p>
      <text:p text:style-name="Standard">The file is made up of 4000, 512-byte logical blocks.</text:p>
      <text:p text:style-name="Standard"><text:tab/>Tavg seek = 4ms</text:p>
      <text:p text:style-name="Standard"><text:tab/>Tmax rotation = 1/15,000RPM * 60 sec/min * 1000 ms/sec = 4ms</text:p>
      <text:p text:style-name="Standard"><text:tab/>Tavg rotation = Tmax/2 = 2ms</text:p>
      <text:p text:style-name="Standard">A) Best case: The file consistsIn the the best case, block will be read one after the other without moving the head. It takes 4 rotations (1000 sections per rotations) of the disk to read all 4000 blocks.</text:p>
      <text:p text:style-name="Standard"/>
      <text:p text:style-name="Standard">Total time = Tavg seek + Tavg rotation + 4*Tmax rotation = 4 + 2 + 16 = 22ms</text:p>
      <text:p text:style-name="Standard"/>
      <text:p text:style-name="Standard">B) Random case: Blocks are mapped randomly, so each of the 4000 blocks takes Tavg seek + Tavg rotation ms.</text:p>
      <text:p text:style-name="Standard"/>
      <text:p text:style-name="Standard">Total time = (Tavg seek + Tavg rotation)*4000 = (4 + 2)*4000 = 24,000ms (24 secconds)</text:p>
      <text:p text:style-name="Standard"/>
      <text:p text:style-name="Standard">324-4:</text:p>
      <text:p text:style-name="Standard"/>
      <text:p text:style-name="Standard">/* Move call to vec_length out of loop */</text:p>
      <text:p text:style-name="Standard">void dotproduct2(vec_ptr u, vec_ptr v, data_t *dest)</text:p>
      <text:p text:style-name="Standard">{</text:p>
      <text:p text:style-name="Standard"><text:s text:c="4"/>long int i;</text:p>
      <text:p text:style-name="Standard"><text:s text:c="4"/>long int length = vec_length(u);</text:p>
      <text:p text:style-name="Standard"/>
      <text:p text:style-name="Standard"><text:s text:c="4"/>*dest = 1.0;</text:p>
      <text:p text:style-name="Standard"><text:s text:c="4"/>for (i = 0; i &lt; length; i++)</text:p>
      <text:p text:style-name="Standard"><text:s text:c="4"/>{</text:p>
      <text:p text:style-name="Standard"><text:s text:c="4"/>data_t val1;</text:p>
      <text:p text:style-name="Standard"><text:s text:c="4"/>data_t val2;</text:p>
      <text:p text:style-name="Standard"><text:s text:c="4"/>get_vec_element(u, i, &amp;val1);</text:p>
      <text:p text:style-name="Standard"><text:s text:c="4"/>get_vec_element(v, i, &amp;val2);</text:p>
      <text:p text:style-name="Standard"><text:s text:c="4"/>*dest = *dest + val1 * val2;</text:p>
      <text:p text:style-name="Standard"><text:s text:c="4"/>}</text:p>
      <text:p text:style-name="Standard">}</text:p>
      <text:p text:style-name="Standard"/>
      <text:p text:style-name="Standard">/* Direct access to vector data */</text:p>
      <text:p text:style-name="Standard">void dotproduct3(vec_ptr u, vec_ptr v, data_t *dest)</text:p>
      <text:p text:style-name="Standard">{</text:p>
      <text:p text:style-name="Standard"><text:s text:c="4"/>long int i;</text:p>
      <text:p text:style-name="Standard"><text:s text:c="4"/>long int length = vec_length(u);</text:p>
      <text:p text:style-name="Standard"><text:s text:c="4"/>data_t *data1 = get_vec_start(u);</text:p>
      <text:p text:style-name="Standard"><text:s text:c="4"/>data_t *data2 = get_vec_start(v);</text:p>
      <text:p text:style-name="Standard"><text:s text:c="4"/>*dest = 1.0;</text:p>
      <text:p text:style-name="Standard"/>
      <text:p text:style-name="Standard"><text:soft-page-break/><text:s text:c="4"/>for (i = 0; i &lt; length; i++)</text:p>
      <text:p text:style-name="Standard"><text:s text:c="4"/>{</text:p>
      <text:p text:style-name="Standard"><text:s text:c="4"/>*dest = *dest + data1[i] * data2[i];</text:p>
      <text:p text:style-name="Standard"><text:s text:c="4"/>}</text:p>
      <text:p text:style-name="Standard">}</text:p>
      <text:p text:style-name="Standard"/>
      <text:p text:style-name="Standard">/* Accumulate result in local variable */</text:p>
      <text:p text:style-name="Standard">void dotproduct4(vec_ptr u, vec_ptr v, data_t *dest)</text:p>
      <text:p text:style-name="Standard">{</text:p>
      <text:p text:style-name="Standard"><text:s text:c="4"/>long int i;</text:p>
      <text:p text:style-name="Standard"><text:s text:c="4"/>long int length = vec_length(u);</text:p>
      <text:p text:style-name="Standard"><text:s text:c="4"/>data_t *data1 = get_vec_start(u);</text:p>
      <text:p text:style-name="Standard"><text:s text:c="4"/>data_t *data2 = get_vec_start(v);</text:p>
      <text:p text:style-name="Standard"><text:s text:c="4"/>data_t acc = 1.0;</text:p>
      <text:p text:style-name="Standard"/>
      <text:p text:style-name="Standard"><text:s text:c="4"/>for (i = 0; i &lt; length; i++)</text:p>
      <text:p text:style-name="Standard"><text:s text:c="4"/>{</text:p>
      <text:p text:style-name="Standard"><text:s text:c="8"/>acc = acc + data1[i] * data2[i];</text:p>
      <text:p text:style-name="Standard"><text:s text:c="4"/>}</text:p>
      <text:p text:style-name="Standard"><text:s text:c="4"/>*dest = acc;</text:p>
      <text:p text:style-name="Standard">}</text:p>
      <text:p text:style-name="Standard"/>
      <text:p text:style-name="Standard">/* Unroll loop by 2 */</text:p>
      <text:p text:style-name="Standard">void dotproduct5(vec_ptr u, vec_ptr v, data_t *dest)</text:p>
      <text:p text:style-name="Standard">{</text:p>
      <text:p text:style-name="Standard"><text:s text:c="4"/>long int i;</text:p>
      <text:p text:style-name="Standard"><text:s text:c="4"/>long int length = vec_length(u);</text:p>
      <text:p text:style-name="Standard"><text:s text:c="4"/>long int limit = length - 1;</text:p>
      <text:p text:style-name="Standard"><text:s text:c="4"/>data_t *data1 = get_vec_start(u);</text:p>
      <text:p text:style-name="Standard"><text:s text:c="4"/>data_t *data2 = get_vec_start(v);</text:p>
      <text:p text:style-name="Standard"><text:s text:c="4"/>data_t acc = 1.0;</text:p>
      <text:p text:style-name="Standard"/>
      <text:p text:style-name="Standard"><text:s text:c="4"/>/*combine 2 elements at a time */</text:p>
      <text:p text:style-name="Standard"><text:s text:c="4"/>for (i = 0; i &lt; limit; i+=2)</text:p>
      <text:p text:style-name="Standard"><text:s text:c="4"/>{</text:p>
      <text:p text:style-name="Standard"><text:s text:c="8"/>acc = (acc + data1[i] * data2[i]) + (data1[i+1] * data2[i+1]);</text:p>
      <text:p text:style-name="Standard"><text:s text:c="4"/>}</text:p>
      <text:p text:style-name="Standard"/>
      <text:p text:style-name="Standard"><text:s text:c="4"/>/* finish any remaining elements */</text:p>
      <text:p text:style-name="Standard"><text:s text:c="4"/>for(; i &lt; length; i++)</text:p>
      <text:p text:style-name="Standard"><text:s text:c="4"/>{</text:p>
      <text:p text:style-name="Standard"><text:s text:c="8"/>acc = acc + (data1[i] * data2[i]);</text:p>
      <text:p text:style-name="Standard"><text:s text:c="4"/>}</text:p>
      <text:p text:style-name="Standard"><text:s text:c="4"/>*dest = acc;</text:p>
      <text:p text:style-name="Standard">}</text:p>
      <text:p text:style-name="Standard"/>
      <text:p text:style-name="Standard">/* Unroll loop by 2 with 2-way parallelism */</text:p>
      <text:p text:style-name="Standard">void dotproduct6(vec_ptr u, vec_ptr v, data_t *dest)</text:p>
      <text:p text:style-name="Standard">{</text:p>
      <text:p text:style-name="Standard"><text:soft-page-break/><text:s text:c="4"/>long int i;</text:p>
      <text:p text:style-name="Standard"><text:s text:c="4"/>long int length = vec_length(u);</text:p>
      <text:p text:style-name="Standard"><text:s text:c="4"/>long int limit = length - 1;</text:p>
      <text:p text:style-name="Standard"><text:s text:c="4"/>data_t *data1 = get_vec_start(u);</text:p>
      <text:p text:style-name="Standard"><text:s text:c="4"/>data_t *data2 = get_vec_start(v);</text:p>
      <text:p text:style-name="Standard"><text:s text:c="4"/>data_t acc0 = 1.0;</text:p>
      <text:p text:style-name="Standard"><text:s text:c="4"/>data_t acc1 = 1.0;</text:p>
      <text:p text:style-name="Standard"/>
      <text:p text:style-name="Standard"><text:s text:c="4"/>/*combine 2 elements at a time */</text:p>
      <text:p text:style-name="Standard"><text:s text:c="4"/>for (i = 0; i &lt; limit; i+=2)</text:p>
      <text:p text:style-name="Standard"><text:s text:c="4"/>{</text:p>
      <text:p text:style-name="Standard"><text:s text:c="8"/>acc0 = acc0 + data1[i] * data2[i];</text:p>
      <text:p text:style-name="Standard"><text:s text:c="8"/>acc1 = acc1 + (data1[i+1] * data2[i+1]);</text:p>
      <text:p text:style-name="Standard"><text:s text:c="4"/>}</text:p>
      <text:p text:style-name="Standard"/>
      <text:p text:style-name="Standard"><text:s text:c="4"/>/* finish any remaining elements */</text:p>
      <text:p text:style-name="Standard"><text:s text:c="4"/>for(; i &lt; length; i++)</text:p>
      <text:p text:style-name="Standard"><text:s text:c="4"/>{</text:p>
      <text:p text:style-name="Standard"><text:s text:c="8"/>acc0 = acc0 + (data1[i] * data2[i]);</text:p>
      <text:p text:style-name="Standard"><text:s text:c="4"/>}</text:p>
      <text:p text:style-name="Standard"><text:s text:c="4"/>*dest = acc0 + acc1;</text:p>
      <text:p text:style-name="Standard">}</text:p>
      <text:p text:style-name="Standard"/>
      <text:p text:style-name="Standard">/* Unroll loop by 2. Change associativity of combining operation */</text:p>
      <text:p text:style-name="Standard">void dotproduct7(vec_ptr u, vec_ptr v, data_t *dest)</text:p>
      <text:p text:style-name="Standard">{</text:p>
      <text:p text:style-name="Standard"><text:s text:c="4"/>long int i;</text:p>
      <text:p text:style-name="Standard"><text:s text:c="4"/>long int length = vec_length(u);</text:p>
      <text:p text:style-name="Standard"><text:s text:c="4"/>long int limit = length - 1;</text:p>
      <text:p text:style-name="Standard"><text:s text:c="4"/>data_t *data1 = get_vec_start(u);</text:p>
      <text:p text:style-name="Standard"><text:s text:c="4"/>data_t *data2 = get_vec_start(v);</text:p>
      <text:p text:style-name="Standard"><text:s text:c="4"/>data_t acc = 1.0;</text:p>
      <text:p text:style-name="Standard"/>
      <text:p text:style-name="Standard"><text:s text:c="4"/>/*combine 2 elements at a time */</text:p>
      <text:p text:style-name="Standard"><text:s text:c="4"/>for (i = 0; i &lt; limit; i+=2)</text:p>
      <text:p text:style-name="Standard"><text:s text:c="4"/>{</text:p>
      <text:p text:style-name="Standard"><text:s text:c="8"/>acc = acc + (data1[i] * data2[i] + data1[i+1] * data2[i+1]);</text:p>
      <text:p text:style-name="Standard"><text:s text:c="4"/>}</text:p>
      <text:p text:style-name="Standard"/>
      <text:p text:style-name="Standard"><text:s text:c="4"/>/* finish any remaining elements */</text:p>
      <text:p text:style-name="Standard"><text:s text:c="4"/>for(; i &lt; length; i++)</text:p>
      <text:p text:style-name="Standard"><text:s text:c="4"/>{</text:p>
      <text:p text:style-name="Standard"><text:s text:c="8"/>acc = acc + (data1[i] * data2[i]);</text:p>
      <text:p text:style-name="Standard"><text:s text:c="4"/>}</text:p>
      <text:p text:style-name="Standard"><text:s text:c="4"/>*dest = acc;</text:p>
      <text:p text:style-name="Standard">}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Method</text:p>
          </table:table-cell>
          <table:table-cell table:style-name="Table1.A1" office:value-type="string">
            <text:p text:style-name="Table_20_Contents">Combine CPE</text:p>
          </table:table-cell>
          <table:table-cell table:style-name="Table1.D1" office:value-type="string">
            <text:p text:style-name="Table_20_Contents">Dotproduct CPE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Original</text:p>
          </table:table-cell>
          <table:table-cell table:style-name="Table1.A2" office:value-type="string">
            <text:p text:style-name="Table_20_Contents">12.00</text:p>
          </table:table-cell>
          <table:table-cell table:style-name="Table1.D2" office:value-type="string">
            <text:p text:style-name="Table_20_Contents">14.6</text:p>
          </table:table-cell>
        </table:table-row>
        <table:table-row>
          <table:table-cell table:style-name="Table1.A2" office:value-type="string">
            <text:p text:style-name="Table_20_Contents">2</text:p>
          </table:table-cell>
          <table:table-cell table:style-name="Table1.A2" office:value-type="string">
            <text:p text:style-name="Table_20_Contents">Move call to vec_legth outside loop</text:p>
          </table:table-cell>
          <table:table-cell table:style-name="Table1.A2" office:value-type="string">
            <text:p text:style-name="Table_20_Contents">10.09</text:p>
          </table:table-cell>
          <table:table-cell table:style-name="Table1.D2" office:value-type="string">
            <text:p text:style-name="Table_20_Contents">11.0</text:p>
          </table:table-cell>
        </table:table-row>
        <table:table-row>
          <table:table-cell table:style-name="Table1.A2" office:value-type="string">
            <text:p text:style-name="Table_20_Contents">3</text:p>
          </table:table-cell>
          <table:table-cell table:style-name="Table1.A2" office:value-type="string">
            <text:p text:style-name="Table_20_Contents">Direct access to vector data</text:p>
          </table:table-cell>
          <table:table-cell table:style-name="Table1.A2" office:value-type="string">
            <text:p text:style-name="Table_20_Contents">10.01</text:p>
          </table:table-cell>
          <table:table-cell table:style-name="Table1.D2" office:value-type="string">
            <text:p text:style-name="Table_20_Contents">8.2</text:p>
          </table:table-cell>
        </table:table-row>
        <table:table-row>
          <table:table-cell table:style-name="Table1.A2" office:value-type="string">
            <text:p text:style-name="Table_20_Contents">4</text:p>
          </table:table-cell>
          <table:table-cell table:style-name="Table1.A2" office:value-type="string">
            <text:p text:style-name="Table_20_Contents">Accumulate results in local variable</text:p>
          </table:table-cell>
          <table:table-cell table:style-name="Table1.A2" office:value-type="string">
            <text:p text:style-name="Table_20_Contents">3.00</text:p>
          </table:table-cell>
          <table:table-cell table:style-name="Table1.D2" office:value-type="string">
            <text:p text:style-name="Table_20_Contents">2.7</text:p>
          </table:table-cell>
        </table:table-row>
        <table:table-row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Unroll loop by 2</text:p>
          </table:table-cell>
          <table:table-cell table:style-name="Table1.A2" office:value-type="string">
            <text:p text:style-name="Table_20_Contents">3.00</text:p>
          </table:table-cell>
          <table:table-cell table:style-name="Table1.D2" office:value-type="string">
            <text:p text:style-name="Table_20_Contents">2.7</text:p>
          </table:table-cell>
        </table:table-row>
        <table:table-row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Unroll loop by 2 with 2-way parallelism</text:p>
          </table:table-cell>
          <table:table-cell table:style-name="Table1.A2" office:value-type="string">
            <text:p text:style-name="Table_20_Contents">1.50</text:p>
          </table:table-cell>
          <table:table-cell table:style-name="Table1.D2" office:value-type="string">
            <text:p text:style-name="Table_20_Contents">1.4</text:p>
          </table:table-cell>
        </table:table-row>
        <table:table-row>
          <table:table-cell table:style-name="Table1.A2" office:value-type="string">
            <text:p text:style-name="Table_20_Contents">7</text:p>
          </table:table-cell>
          <table:table-cell table:style-name="Table1.A2" office:value-type="string">
            <text:p text:style-name="Table_20_Contents">Unroll loop by 2 and reassociate</text:p>
          </table:table-cell>
          <table:table-cell table:style-name="Table1.A2" office:value-type="string">
            <text:p text:style-name="Table_20_Contents">1.50</text:p>
          </table:table-cell>
          <table:table-cell table:style-name="Table1.D2" office:value-type="string">
            <text:p text:style-name="Table_20_Contents">1.4</text:p>
          </table:table-cell>
        </table:table-row>
      </table:table>
      <text:p text:style-name="Standard"/>
      <text:p text:style-name="Standard"><draw:frame draw:style-name="fr1" draw:name="Object1" text:anchor-type="paragraph" svg:x="0.6807in" svg:y="0.4346in" svg:width="4.8839in" svg:height="2.6807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From method 3 to 7 they are faster compared to the combine methods, while 1 and 2 are slower. They follow a similar pattern though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24-5:</text:p>
      <text:p text:style-name="Standard"/>
      <text:p text:style-name="Standard">The technique used to measure the branch misprediction penalty essentially determines the likelihood of taking a branch and the time required to execute the function. Since the misprediction is around 50% for taking the branch, the penalty dominates the performance of the function. The penalty I calculated was 32. Compiling with either -O2 or -O1 optimizations resulted in assembly code that had no branches in it. For some reason, the penalty did not change for me with difference optimiz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 Madsen</meta:initial-creator>
    <meta:creation-date>2014-03-11T16:04:50</meta:creation-date>
    <dc:date>2014-03-11T16:52:40</dc:date>
    <dc:creator>Ty Madsen</dc:creator>
    <meta:editing-duration>PT40M6S</meta:editing-duration>
    <meta:editing-cycles>3</meta:editing-cycles>
    <meta:generator>LibreOffice/3.5$Linux_X86_64 LibreOffice_project/235ab8a-3802056-4a8fed3-2d66ea8-e241b80</meta:generator>
    <meta:document-statistic meta:table-count="1" meta:image-count="0" meta:object-count="1" meta:page-count="4" meta:paragraph-count="155" meta:word-count="764" meta:character-count="4326" meta:non-whitespace-character-count="33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05cm" svg:height="6.808cm" xlink:href=".." xlink:type="simple" chart:class="chart:line" chart:style-name="ch1">
        <chart:legend chart:legend-position="end" svg:x="8.521cm" svg:y="2.595cm" style:legend-expansion="high" chart:style-name="ch2"/>
        <chart:plot-area chart:style-name="ch3" table:cell-range-address="Table1.$A$2:.$D$9" chart:data-source-has-labels="both" svg:x="1.267cm" svg:y="0.679cm" svg:width="6.758cm" svg:height="5.573cm">
          <chartooo:coordinate-region svg:x="1.896cm" svg:y="0.882cm" svg:width="6.033cm" svg:height="4.715cm"/>
          <chart:axis chart:dimension="x" chart:name="primary-x" chart:style-name="ch4" chartooo:axis-type="auto">
            <chartooo:date-scale/>
            <chart:categories table:cell-range-address="Table1.$A$2:.$A$8"/>
          </chart:axis>
          <chart:axis chart:dimension="y" chart:name="primary-y" chart:style-name="ch5">
            <chart:title svg:x="0.451cm" svg:y="3.86cm" chart:style-name="ch6">
              <text:p>CPE</text:p>
            </chart:title>
            <chart:grid chart:style-name="ch7" chart:class="major"/>
          </chart:axis>
          <chart:series chart:style-name="ch8" chart:values-cell-range-address="Table1.$B$2:.$B$8" chart:label-cell-address="Table1.$B$1" chart:class="chart:line">
            <chart:data-point chart:repeated="7"/>
          </chart:series>
          <chart:series chart:style-name="ch9" chart:values-cell-range-address="Table1.$C$2:.$C$8" chart:label-cell-address="Table1.$C$1" chart:class="chart:line">
            <chart:data-point chart:repeated="7"/>
          </chart:series>
          <chart:series chart:style-name="ch10" chart:values-cell-range-address="Table1.$D$2:.$D$8" chart:label-cell-address="Table1.$D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hod</text:p>
                <draw:g>
                  <svg:desc>Table1.$B$1</svg:desc>
                </draw:g>
              </table:table-cell>
              <table:table-cell office:value-type="string">
                <text:p>Combine CPE</text:p>
                <draw:g>
                  <svg:desc>Table1.$C$1</svg:desc>
                </draw:g>
              </table:table-cell>
              <table:table-cell office:value-type="string">
                <text:p>Dotproduct CPE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able1.$A$2:.$A$8</svg:desc>
                </draw:g>
              </table:table-cell>
              <table:table-cell office:value-type="float" office:value="NaN">
                <text:p>NaN</text:p>
                <draw:g>
                  <svg:desc>Table1.$B$2:.$B$8</svg:desc>
                </draw:g>
              </table:table-cell>
              <table:table-cell office:value-type="float" office:value="12">
                <text:p>12</text:p>
                <draw:g>
                  <svg:desc>Table1.$C$2:.$C$8</svg:desc>
                </draw:g>
              </table:table-cell>
              <table:table-cell office:value-type="float" office:value="14.6">
                <text:p>14.6</text:p>
                <draw:g>
                  <svg:desc>Table1.$D$2:.$D$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0.09">
                <text:p>10.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0.01">
                <text:p>10.01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